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9cm" fo:min-width="0.2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9cm" fo:min-width="3.4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83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2.0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04e4d" draw:textarea-horizontal-align="justify" draw:textarea-vertical-align="middle" draw:auto-grow-height="false" fo:min-height="3.101cm" fo:min-width="2.03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82cm" fo:min-width="0.96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685" draw:textarea-horizontal-align="justify" draw:textarea-vertical-align="middle" draw:auto-grow-height="false" fo:min-height="1.272cm" fo:min-width="3.48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817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2cm" fo:min-width="3.487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198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12cm" fo:min-width="0.033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07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32cm" fo:min-width="0.694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09cm" fo:min-width="0cm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66b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66b3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28cm" svg:stroke-color="#0066b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color="#000000" draw:fill-color="#a3238e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a3238e" draw:textarea-horizontal-align="justify" draw:textarea-vertical-align="middle" draw:auto-grow-height="false" fo:min-height="0.258cm" fo:min-width="0cm"/>
    </style:style>
    <style:style style:name="gr25" style:family="graphic" style:parent-style-name="objectwithoutfill">
      <style:graphic-properties svg:stroke-width="0.035cm" svg:stroke-color="#a3238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a3238e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a3238e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28cm" svg:stroke-color="#a3238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57cm" fo:min-width="7.298cm" fo:padding-top="0.151cm" fo:padding-bottom="0.151cm" fo:padding-left="0.276cm" fo:padding-right="0.276cm"/>
    </style:style>
    <style:style style:name="gr3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83cm" fo:min-width="1.989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4cm" fo:min-width="1.811cm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.161cm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71cm" fo:min-width="1.658cm" fo:padding-top="0.139cm" fo:padding-bottom="0.139cm" fo:padding-left="0.264cm" fo:padding-right="0.264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04e4d" draw:textarea-horizontal-align="justify" draw:textarea-vertical-align="middle" draw:auto-grow-height="false" fo:min-height="1.73cm" fo:min-width="1.937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57cm" fo:min-width="1.697cm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Line_20_Style_20_9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53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42" style:family="graphic" style:parent-style-name="objectwithoutfill">
      <style:graphic-properties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draw:stroke="solid" draw:stroke-dash="Ultrafine_20_2_20_Dots_20_3_20_Dashes" svg:stroke-width="0.035cm" svg:stroke-color="#a3238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57cm" fo:min-width="0.21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152cm" fo:min-width="2.039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cm" fo:min-width="1.683cm" fo:padding-top="0.151cm" fo:padding-bottom="0.151cm" fo:padding-left="0.276cm" fo:padding-right="0.276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98cm" fo:min-width="0cm" fo:padding-top="0.142cm" fo:padding-bottom="0.142cm" fo:padding-left="0.267cm" fo:padding-right="0.267cm"/>
    </style:style>
    <style:style style:name="gr48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Dashed_20__28_var_29_" svg:stroke-width="0.035cm" svg:stroke-color="#0000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58cm" fo:min-width="0cm" fo:padding-top="0.139cm" fo:padding-bottom="0.139cm" fo:padding-left="0.264cm" fo:padding-right="0.264cm"/>
    </style:style>
    <style:style style:name="gr54" style:family="graphic" style:parent-style-name="objectwithoutfill">
      <style:graphic-properties draw:stroke="dash" draw:stroke-dash="Ultrafine_20_2_20_Dots_20_3_20_Dashes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draw:stroke="dash" draw:stroke-dash="Ultrafine_20_2_20_Dots_20_3_20_Dashes"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7cm" fo:min-width="7.298cm" fo:padding-top="0.151cm" fo:padding-bottom="0.151cm" fo:padding-left="0.276cm" fo:padding-right="0.276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5cm" fo:min-width="1.961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96cm" fo:min-width="1.783cm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.133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3cm" fo:min-width="1.63cm" fo:padding-top="0.139cm" fo:padding-bottom="0.139cm" fo:padding-left="0.264cm" fo:padding-right="0.264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1.937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7cm" fo:min-width="1.697cm" fo:padding-top="0.151cm" fo:padding-bottom="0.151cm" fo:padding-left="0.276cm" fo:padding-right="0.276cm"/>
    </style:style>
    <style:style style:name="gr63" style:family="graphic" style:parent-style-name="standard">
      <style:graphic-properties svg:stroke-color="#000000" draw:fill-color="#cccccc" draw:textarea-horizontal-align="justify" draw:textarea-vertical-align="middle" draw:auto-grow-height="false" fo:min-height="6.576cm" fo:min-width="6.326cm"/>
    </style:style>
    <style:style style:name="gr64" style:family="graphic" style:parent-style-name="standard">
      <style:graphic-properties svg:stroke-color="#000000" draw:fill-color="#cccccc" draw:textarea-horizontal-align="justify" draw:textarea-vertical-align="middle" draw:auto-grow-height="false" fo:min-height="4.83cm" fo:min-width="10.2cm"/>
    </style:style>
    <style:style style:name="gr65" style:family="graphic" style:parent-style-name="standard">
      <style:graphic-properties svg:stroke-color="#000000" draw:fill-color="#cccccc" draw:textarea-horizontal-align="justify" draw:textarea-vertical-align="middle" draw:auto-grow-height="false" fo:min-height="0.828cm" fo:min-width="0.578cm"/>
    </style:style>
    <style:style style:name="gr66" style:family="graphic" style:parent-style-name="objectwithoutfill">
      <style:graphic-properties draw:stroke="dash" draw:stroke-dash="_32__20_Dots_20_1_20_Dash" draw:fill="none" draw:textarea-vertical-align="middle"/>
    </style:style>
    <style:style style:name="gr67" style:family="graphic" style:parent-style-name="measure">
      <style:graphic-properties draw:textarea-vertical-align="middle" draw:line-distance="2.641cm" draw:placing="below"/>
    </style:style>
    <style:style style:name="gr68" style:family="graphic" style:parent-style-name="measure">
      <style:graphic-properties draw:textarea-vertical-align="middle" draw:line-distance="0.689cm" draw:placing="below"/>
    </style:style>
    <style:style style:name="gr6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053cm" svg:stroke-color="#ed1c24" draw:marker-start-width="0.252cm" draw:marker-end-width="0.252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2pt" style:font-size-complex="12pt"/>
    </style:style>
    <style:style style:name="P11" style:family="paragraph">
      <loext:graphic-properties draw:fill-color="#a3238e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" style:family="text">
      <style:text-properties style:font-name="Liberation Sans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3.759cm" svg:x="14.436cm" svg:y="1.406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39cm" svg:height="0.711cm" svg:x="13.674cm" svg:y="5.114cm">
          <text:p text:style-name="P1">X</text:p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2" draw:layer="layout" svg:width="2.388cm" svg:height="0.991cm" svg:x="12.048cm" svg:y="2.4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42cm" svg:height="0.153cm" svg:x="10.981cm" svg:y="3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91cm" svg:height="3.403cm" svg:x="14.03cm" svg:y="8.061cm">
          <text:p text:style-name="P1">LabJack</text:p>
          <text:p text:style-name="P1">T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2.21cm" svg:height="1.194cm" draw:transform="rotate (1.5707963267949) translate (14.814cm 8.061cm)">
          <text:p text:style-name="P1"><text:span text:style-name="T1">RS-232</text:span></text:p>
          <draw:enhanced-geometry svg:viewBox="0 0 21600 21600" draw:text-areas="?f5 ?f1 ?f6 ?f3" draw:type="left-right-arrow" draw:modifiers="4584.7533632287 2817.3913043478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7" draw:text-style-name="P5" draw:layer="layout" svg:width="4.039cm" svg:height="1.574cm" svg:x="6.13cm" svg:y="7.503cm">
            <text:p text:style-name="P1">Acopian</text:p>
            <text:p text:style-name="P1">PS</text:p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0.635cm" svg:height="1.067cm" svg:x="6.156cm" svg:y="7.705cm">
            <draw:text-box>
              <text:p>-</text:p>
            </draw:text-box>
          </draw:frame>
          <draw:frame draw:style-name="gr8" draw:text-style-name="P7" draw:layer="layout" svg:width="0.863cm" svg:height="1.067cm" svg:x="9.432cm" svg:y="7.756cm">
            <draw:text-box>
              <text:p text:style-name="P1">+</text:p>
            </draw:text-box>
          </draw:frame>
        </draw:g>
        <draw:g>
          <draw:custom-shape draw:style-name="gr9" draw:text-style-name="P2" draw:layer="layout" svg:width="4.039cm" svg:height="1.574cm" svg:x="6.13cm" svg:y="5.826cm">
            <text:p text:style-name="P1">Iso-</text:p>
            <text:p text:style-name="P1">Shunt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6.13cm" svg:y1="7.07cm" svg:x2="6.486cm" svg:y2="7.07cm">
            <text:p/>
          </draw:line>
          <draw:line draw:style-name="gr10" draw:text-style-name="P8" draw:layer="layout" svg:x1="6.486cm" svg:y1="7.07cm" svg:x2="6.486cm" svg:y2="6.283cm">
            <text:p/>
          </draw:line>
          <draw:line draw:style-name="gr10" draw:text-style-name="P8" draw:layer="layout" svg:x1="6.156cm" svg:y1="6.283cm" svg:x2="6.486cm" svg:y2="6.283cm">
            <text:p/>
          </draw:line>
          <draw:custom-shape draw:style-name="gr11" draw:text-style-name="P9" draw:layer="layout" svg:width="0.152cm" svg:height="0.482cm" svg:x="6.41cm" svg:y="6.4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0" draw:layer="layout" svg:width="1.397cm" svg:height="0.645cm" svg:x="8.95cm" svg:y="6.765cm">
            <draw:text-box>
              <text:p><text:span text:style-name="T2">COM</text:span></text:p>
            </draw:text-box>
          </draw:frame>
          <draw:frame draw:style-name="gr12" draw:text-style-name="P10" draw:layer="layout" svg:width="1.397cm" svg:height="0.645cm" svg:x="8.975cm" svg:y="5.876cm">
            <draw:text-box>
              <text:p><text:span text:style-name="T2">OUT</text:span></text:p>
            </draw:text-box>
          </draw:frame>
        </draw:g>
        <draw:line draw:style-name="gr13" draw:text-style-name="P8" draw:layer="layout" svg:x1="6.105cm" svg:y1="8.239cm" svg:x2="5.241cm" svg:y2="8.239cm">
          <text:p/>
        </draw:line>
        <draw:line draw:style-name="gr13" draw:text-style-name="P8" draw:layer="layout" svg:x1="6.105cm" svg:y1="7.045cm" svg:x2="5.241cm" svg:y2="7.045cm">
          <text:p/>
        </draw:line>
        <draw:line draw:style-name="gr13" draw:text-style-name="P8" draw:layer="layout" svg:x1="5.241cm" svg:y1="8.239cm" svg:x2="5.241cm" svg:y2="7.045cm">
          <text:p/>
        </draw:line>
        <draw:line draw:style-name="gr13" draw:text-style-name="P8" draw:layer="layout" svg:x1="6.131cm" svg:y1="6.283cm" svg:x2="5.267cm" svg:y2="6.283cm">
          <text:p/>
        </draw:line>
        <draw:line draw:style-name="gr14" draw:text-style-name="P8" draw:layer="layout" svg:x1="14.03cm" svg:y1="10.29cm" svg:x2="10.652cm" svg:y2="10.29cm">
          <text:p/>
        </draw:line>
        <draw:line draw:style-name="gr14" draw:text-style-name="P8" draw:layer="layout" svg:x1="10.652cm" svg:y1="4.53cm" svg:x2="10.652cm" svg:y2="10.296cm">
          <text:p/>
        </draw:line>
        <draw:line draw:style-name="gr14" draw:text-style-name="P8" draw:layer="layout" svg:x1="10.652cm" svg:y1="8.264cm" svg:x2="10.169cm" svg:y2="8.264cm">
          <text:p/>
        </draw:line>
        <draw:custom-shape draw:style-name="gr15" draw:text-style-name="P2" draw:layer="layout" svg:width="0.533cm" svg:height="0.762cm" svg:x="10.068cm" svg:y="1.9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33cm" svg:height="0.635cm" svg:x="10.068cm" svg:y="2.72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8" draw:layer="layout" svg:x1="10.677cm" svg:y1="7.096cm" svg:x2="10.194cm" svg:y2="7.096cm">
          <text:p/>
        </draw:line>
        <draw:custom-shape draw:style-name="gr17" draw:text-style-name="P2" draw:layer="layout" svg:width="1.194cm" svg:height="0.482cm" svg:x="9.636cm" svg:y="4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077cm" svg:height="0.559cm" svg:x="10.829cm" svg:y="3.971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194cm" svg:y1="6.207cm" svg:x2="11.185cm" svg:y2="6.207cm">
          <text:p/>
        </draw:line>
        <draw:line draw:style-name="gr19" draw:text-style-name="P8" draw:layer="layout" svg:x1="11.185cm" svg:y1="6.207cm" svg:x2="11.185cm" svg:y2="9.712cm">
          <text:p/>
        </draw:line>
        <draw:line draw:style-name="gr20" draw:text-style-name="P8" draw:layer="layout" svg:x1="11.185cm" svg:y1="9.731cm" svg:x2="14.004cm" svg:y2="9.731cm">
          <text:p/>
        </draw:line>
        <draw:g>
          <draw:custom-shape draw:style-name="gr21" draw:text-style-name="P2" draw:layer="layout" svg:width="1.219cm" svg:height="0.915cm" svg:x="12.157cm" svg:y="9.121cm">
            <text:p/>
            <draw:enhanced-geometry svg:viewBox="0 0 21600 21600" draw:type="rectangle" draw:enhanced-path="M 0 0 L 21600 0 21600 21600 0 21600 0 0 Z N"/>
          </draw:custom-shape>
          <draw:path draw:style-name="gr22" draw:text-style-name="P8" draw:layer="layout" svg:width="0.978cm" svg:height="0.718cm" draw:transform="skewX (-0.266860842629933) rotate (-0.30508355324861) translate (12.3120852412718cm 9.08895151500768cm)" svg:viewBox="0 0 979 719" svg:d="M0 709c29 21 61 6 90-9 27-14 57-29 85-34 28-6 61-15 83-62 29-62 40-175 61-258 20-83 25-233 64-242 25-5 78 181 84 31 3-100 54-200 72-61 9 77 77 169 81 31 2-107 54-154 67-34 9 86 43 139 60 220 20 89 55 148 91 200 30 43 62 26 93 25l31-9 17-5">
            <text:p/>
          </draw:path>
        </draw:g>
        <draw:custom-shape draw:style-name="gr23" draw:text-style-name="P11" draw:layer="layout" svg:width="0.355cm" svg:height="0.152cm" svg:x="12.557cm" svg:y="2.7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355cm" svg:height="0.152cm" svg:x="12.557cm" svg:y="3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126cm" svg:height="0.508cm" svg:x="12.786cm" svg:y="2.701cm">
          <text:p/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12.861cm" svg:y1="2.955cm" svg:x2="14.131cm" svg:y2="2.955cm">
          <text:p/>
        </draw:line>
        <draw:line draw:style-name="gr26" draw:text-style-name="P8" draw:layer="layout" svg:x1="14.004cm" svg:y1="8.613cm" svg:x2="11.668cm" svg:y2="8.613cm">
          <text:p/>
        </draw:line>
        <draw:g>
          <draw:custom-shape draw:style-name="gr27" draw:text-style-name="P2" draw:layer="layout" svg:width="1.219cm" svg:height="0.915cm" svg:x="12.157cm" svg:y="8.00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8" draw:layer="layout" svg:x1="12.284cm" svg:y1="8.742cm" svg:x2="12.436cm" svg:y2="8.742cm">
            <text:p/>
          </draw:line>
          <draw:line draw:style-name="gr28" draw:text-style-name="P8" draw:layer="layout" svg:x1="12.436cm" svg:y1="8.234cm" svg:x2="12.436cm" svg:y2="8.742cm">
            <text:p/>
          </draw:line>
          <draw:line draw:style-name="gr28" draw:text-style-name="P8" draw:layer="layout" svg:x1="12.436cm" svg:y1="8.234cm" svg:x2="12.588cm" svg:y2="8.234cm">
            <text:p/>
          </draw:line>
          <draw:line draw:style-name="gr28" draw:text-style-name="P8" draw:layer="layout" svg:x1="12.588cm" svg:y1="8.234cm" svg:x2="12.588cm" svg:y2="8.742cm">
            <text:p/>
          </draw:line>
          <draw:line draw:style-name="gr28" draw:text-style-name="P8" draw:layer="layout" svg:x1="12.588cm" svg:y1="8.742cm" svg:x2="13.173cm" svg:y2="8.742cm">
            <text:p/>
          </draw:line>
        </draw:g>
        <draw:line draw:style-name="gr29" draw:text-style-name="P8" draw:layer="layout" svg:x1="10.982cm" svg:y1="3.667cm" svg:x2="10.245cm" svg:y2="3.667cm">
          <text:p/>
        </draw:line>
        <draw:frame draw:style-name="gr30" draw:text-style-name="P6" draw:layer="layout" svg:width="3.76cm" svg:height="1.673cm" svg:x="15.579cm" svg:y="1.638cm">
          <draw:text-box>
            <text:p>Photo- Interrupter</text:p>
          </draw:text-box>
        </draw:frame>
        <draw:line draw:style-name="gr29" draw:text-style-name="P8" draw:layer="layout" svg:x1="15.655cm" svg:y1="2.168cm" svg:x2="12.861cm" svg:y2="2.778cm">
          <text:p/>
        </draw:line>
        <draw:custom-shape draw:style-name="gr31" draw:text-style-name="P4" draw:layer="layout" svg:width="9.042cm" svg:height="1.067cm" svg:x="4.962cm" svg:y="10.499cm">
          <text:p text:style-name="P1"><text:span text:style-name="T1">Et</text:span><text:span text:style-name="T1">he</text:span><text:span text:style-name="T1">rn</text:span><text:span text:style-name="T1">et </text:span><text:span text:style-name="T1">(Is</text:span><text:span text:style-name="T1">ola</text:span><text:span text:style-name="T1">ted</text:span><text:span text:style-name="T1">)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2.489cm" svg:height="0.433cm" svg:x="2.219cm" svg:y="10.9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311cm" svg:height="1.474cm" svg:x="2.295cm" svg:y="9.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661cm" svg:height="0.229cm" svg:x="3.133cm" svg:y="10.7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158cm" svg:height="1.321cm" svg:x="2.372cm" svg:y="9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489cm" svg:height="2.032cm" svg:x="1.94cm" svg:y="4.505cm">
          <text:p text:style-name="P1">LabJack</text:p>
          <text:p text:style-name="P1">T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4" draw:layer="layout" svg:width="2.591cm" svg:height="1.067cm" draw:transform="rotate (1.5707963267949) translate (2.905cm 9.209cm)">
          <text:p text:style-name="P1"><text:span text:style-name="T1">Ethernet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8" draw:text-style-name="P8" draw:layer="layout" svg:x1="1.355cm" svg:y1="2.447cm" svg:x2="10.042cm" svg:y2="2.447cm">
          <text:p/>
        </draw:line>
        <draw:line draw:style-name="gr38" draw:text-style-name="P8" draw:layer="layout" svg:x1="1.355cm" svg:y1="2.117cm" svg:x2="10.042cm" svg:y2="2.117cm">
          <text:p/>
        </draw:line>
        <draw:custom-shape draw:style-name="gr39" draw:text-style-name="P2" draw:layer="layout" svg:width="2.082cm" svg:height="1.016cm" svg:x="2.194cm" svg:y="1.736cm">
          <text:p text:style-name="P1">TMFM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" draw:text-style-name="P12" draw:layer="layout" svg:width="0.972cm" svg:height="0.645cm" svg:x="7.68cm" svg:y="1.609cm">
          <draw:text-box>
            <text:p><text:span text:style-name="T3">O2</text:span></text:p>
          </draw:text-box>
        </draw:frame>
        <draw:frame draw:style-name="gr41" draw:text-style-name="P12" draw:layer="layout" svg:width="1.205cm" svg:height="0.645cm" svg:x="7.68cm" svg:y="2.371cm">
          <draw:text-box>
            <text:p><text:span text:style-name="T3">CH4</text:span></text:p>
          </draw:text-box>
        </draw:frame>
        <draw:line draw:style-name="gr42" draw:text-style-name="P8" draw:layer="layout" svg:x1="3.794cm" svg:y1="4.505cm" svg:x2="3.819cm" svg:y2="2.752cm">
          <text:p/>
        </draw:line>
        <draw:line draw:style-name="gr42" draw:text-style-name="P8" draw:layer="layout" svg:x1="2.778cm" svg:y1="4.505cm" svg:x2="2.803cm" svg:y2="2.752cm">
          <text:p/>
        </draw:line>
        <draw:line draw:style-name="gr13" draw:text-style-name="P8" draw:layer="layout" svg:x1="12.231cm" svg:y1="5.038cm" svg:x2="5.272cm" svg:y2="5.038cm">
          <text:p/>
        </draw:line>
        <draw:line draw:style-name="gr13" draw:text-style-name="P8" draw:layer="layout" svg:x1="5.272cm" svg:y1="6.283cm" svg:x2="5.272cm" svg:y2="5.038cm">
          <text:p/>
        </draw:line>
        <draw:line draw:style-name="gr13" draw:text-style-name="P8" draw:layer="layout" svg:x1="12.231cm" svg:y1="3.667cm" svg:x2="12.231cm" svg:y2="5.064cm">
          <text:p/>
        </draw:line>
        <draw:line draw:style-name="gr43" draw:text-style-name="P8" draw:layer="layout" svg:x1="14.135cm" svg:y1="6.462cm" svg:x2="14.135cm" svg:y2="2.956cm">
          <text:p/>
        </draw:line>
        <draw:line draw:style-name="gr43" draw:text-style-name="P8" draw:layer="layout" svg:x1="14.106cm" svg:y1="6.462cm" svg:x2="11.693cm" svg:y2="6.462cm">
          <text:p/>
        </draw:line>
        <draw:line draw:style-name="gr43" draw:text-style-name="P8" draw:layer="layout" svg:x1="11.67cm" svg:y1="8.62cm" svg:x2="11.685cm" svg:y2="6.462cm">
          <text:p/>
        </draw:line>
      </draw:page>
      <draw:page draw:name="page2" draw:style-name="dp1" draw:master-page-name="Default">
        <draw:custom-shape draw:style-name="gr44" draw:text-style-name="P2" draw:layer="layout" svg:width="0.762cm" svg:height="3.759cm" svg:x="14.44cm" svg:y="1.406cm">
          <text:p text:style-name="P1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39cm" svg:height="0.711cm" svg:x="13.678cm" svg:y="5.114cm">
          <text:p text:style-name="P1">X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2.388cm" svg:height="0.991cm" svg:x="12.052cm" svg:y="2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642cm" svg:height="0.153cm" svg:x="10.98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2.591cm" svg:height="3.454cm" svg:x="14.034cm" svg:y="8.061cm">
          <text:p text:style-name="P1">LabJack</text:p>
          <text:p text:style-name="P1">T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13" draw:layer="layout" svg:width="2.235cm" svg:height="1.142cm" draw:transform="rotate (-1.5707963267949) translate (15.935cm 5.823cm)">
          <text:p text:style-name="P1"><text:span text:style-name="T1">R</text:span><text:span text:style-name="T1">S</text:span><text:span text:style-name="T1">-</text:span><text:span text:style-name="T1">2</text:span><text:span text:style-name="T1">3</text:span><text:span text:style-name="T1">2</text:span></text:p>
          <draw:enhanced-geometry svg:viewBox="0 0 21600 21600" draw:mirror-horizontal="true" draw:mirror-vertical="true" draw:text-areas="?f5 ?f1 ?f6 ?f3" draw:type="left-right-arrow" draw:modifiers="4584.7533632287 2817.3913043478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9" draw:text-style-name="P2" draw:layer="layout" svg:width="4.039cm" svg:height="1.574cm" svg:x="6.134cm" svg:y="7.503cm">
            <text:p text:style-name="P1">Acopian</text:p>
            <text:p text:style-name="P1">P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0.635cm" svg:height="1.067cm" svg:x="6.16cm" svg:y="7.705cm">
            <draw:text-box>
              <text:p>-</text:p>
            </draw:text-box>
          </draw:frame>
          <draw:frame draw:style-name="gr8" draw:text-style-name="P7" draw:layer="layout" svg:width="0.863cm" svg:height="1.067cm" svg:x="9.436cm" svg:y="7.756cm">
            <draw:text-box>
              <text:p text:style-name="P1">+</text:p>
            </draw:text-box>
          </draw:frame>
        </draw:g>
        <draw:g>
          <draw:custom-shape draw:style-name="gr9" draw:text-style-name="P2" draw:layer="layout" svg:width="4.039cm" svg:height="1.574cm" svg:x="6.134cm" svg:y="5.826cm">
            <text:p text:style-name="P1">Iso-</text:p>
            <text:p text:style-name="P1">Shunt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8" draw:layer="layout" svg:x1="6.134cm" svg:y1="7.07cm" svg:x2="6.49cm" svg:y2="7.07cm">
            <text:p/>
          </draw:line>
          <draw:line draw:style-name="gr10" draw:text-style-name="P8" draw:layer="layout" svg:x1="6.49cm" svg:y1="7.07cm" svg:x2="6.49cm" svg:y2="6.283cm">
            <text:p/>
          </draw:line>
          <draw:line draw:style-name="gr10" draw:text-style-name="P8" draw:layer="layout" svg:x1="6.16cm" svg:y1="6.283cm" svg:x2="6.49cm" svg:y2="6.283cm">
            <text:p/>
          </draw:line>
          <draw:custom-shape draw:style-name="gr47" draw:text-style-name="P2" draw:layer="layout" svg:width="0.152cm" svg:height="0.482cm" svg:x="6.414cm" svg:y="6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0" draw:layer="layout" svg:width="1.397cm" svg:height="0.645cm" svg:x="8.954cm" svg:y="6.765cm">
            <draw:text-box>
              <text:p><text:span text:style-name="T2">COM</text:span></text:p>
            </draw:text-box>
          </draw:frame>
          <draw:frame draw:style-name="gr12" draw:text-style-name="P10" draw:layer="layout" svg:width="1.397cm" svg:height="0.645cm" svg:x="8.979cm" svg:y="5.876cm">
            <draw:text-box>
              <text:p><text:span text:style-name="T2">OUT</text:span></text:p>
            </draw:text-box>
          </draw:frame>
        </draw:g>
        <draw:line draw:style-name="gr10" draw:text-style-name="P8" draw:layer="layout" svg:x1="6.109cm" svg:y1="8.239cm" svg:x2="5.245cm" svg:y2="8.239cm">
          <text:p/>
        </draw:line>
        <draw:line draw:style-name="gr10" draw:text-style-name="P8" draw:layer="layout" svg:x1="6.109cm" svg:y1="7.045cm" svg:x2="5.245cm" svg:y2="7.045cm">
          <text:p/>
        </draw:line>
        <draw:line draw:style-name="gr10" draw:text-style-name="P8" draw:layer="layout" svg:x1="5.245cm" svg:y1="8.239cm" svg:x2="5.245cm" svg:y2="7.045cm">
          <text:p/>
        </draw:line>
        <draw:line draw:style-name="gr10" draw:text-style-name="P8" draw:layer="layout" svg:x1="6.135cm" svg:y1="6.283cm" svg:x2="5.271cm" svg:y2="6.283cm">
          <text:p/>
        </draw:line>
        <draw:line draw:style-name="gr10" draw:text-style-name="P8" draw:layer="layout" svg:x1="12.23cm" svg:y1="5.038cm" svg:x2="5.271cm" svg:y2="5.038cm">
          <text:p/>
        </draw:line>
        <draw:line draw:style-name="gr10" draw:text-style-name="P8" draw:layer="layout" svg:x1="5.271cm" svg:y1="6.283cm" svg:x2="5.271cm" svg:y2="5.038cm">
          <text:p/>
        </draw:line>
        <draw:line draw:style-name="gr10" draw:text-style-name="P8" draw:layer="layout" svg:x1="12.23cm" svg:y1="3.667cm" svg:x2="12.23cm" svg:y2="5.064cm">
          <text:p/>
        </draw:line>
        <draw:line draw:style-name="gr10" draw:text-style-name="P8" draw:layer="layout" svg:x1="14.034cm" svg:y1="10.39cm" svg:x2="10.656cm" svg:y2="10.39cm">
          <text:p/>
        </draw:line>
        <draw:line draw:style-name="gr10" draw:text-style-name="P8" draw:layer="layout" svg:x1="10.656cm" svg:y1="4.53cm" svg:x2="10.656cm" svg:y2="10.372cm">
          <text:p/>
        </draw:line>
        <draw:line draw:style-name="gr10" draw:text-style-name="P8" draw:layer="layout" svg:x1="10.656cm" svg:y1="8.264cm" svg:x2="10.173cm" svg:y2="8.264cm">
          <text:p/>
        </draw:line>
        <draw:custom-shape draw:style-name="gr15" draw:text-style-name="P2" draw:layer="layout" svg:width="0.533cm" svg:height="0.762cm" svg:x="10.072cm" svg:y="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0.533cm" svg:height="0.635cm" svg:x="10.072cm" svg:y="2.72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8" draw:layer="layout" svg:x1="10.681cm" svg:y1="7.096cm" svg:x2="10.198cm" svg:y2="7.096cm">
          <text:p/>
        </draw:line>
        <draw:custom-shape draw:style-name="gr17" draw:text-style-name="P2" draw:layer="layout" svg:width="1.194cm" svg:height="0.482cm" svg:x="9.6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0.077cm" svg:height="0.559cm" svg:x="10.833cm" svg:y="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8" draw:layer="layout" svg:x1="10.198cm" svg:y1="6.207cm" svg:x2="11.189cm" svg:y2="6.207cm">
          <text:p/>
        </draw:line>
        <draw:line draw:style-name="gr48" draw:text-style-name="P8" draw:layer="layout" svg:x1="11.189cm" svg:y1="6.207cm" svg:x2="11.189cm" svg:y2="9.813cm">
          <text:p/>
        </draw:line>
        <draw:line draw:style-name="gr49" draw:text-style-name="P8" draw:layer="layout" svg:x1="11.189cm" svg:y1="9.831cm" svg:x2="14.008cm" svg:y2="9.831cm">
          <text:p/>
        </draw:line>
        <draw:g>
          <draw:custom-shape draw:style-name="gr50" draw:text-style-name="P2" draw:layer="layout" svg:width="1.219cm" svg:height="0.915cm" svg:x="12.161cm" svg:y="9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1" draw:text-style-name="P8" draw:layer="layout" svg:width="0.978cm" svg:height="0.718cm" draw:transform="skewX (-0.266860842629933) rotate (-0.30508355324861) translate (12.3160852412718cm 9.18895151500768cm)" svg:viewBox="0 0 979 719" svg:d="M0 709c29 21 61 6 90-9 27-14 57-29 85-34 28-6 61-15 83-62 29-62 40-175 61-258 20-83 25-233 64-242 25-5 78 181 84 31 3-100 54-200 72-61 9 77 77 169 81 31 2-107 54-154 67-34 9 86 43 139 60 220 20 89 55 148 91 200 30 43 62 26 93 25l31-9 17-5">
            <text:p/>
          </draw:path>
        </draw:g>
        <draw:custom-shape draw:style-name="gr52" draw:text-style-name="P2" draw:layer="layout" svg:width="0.355cm" svg:height="0.152cm" svg:x="12.561cm" svg:y="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0.355cm" svg:height="0.152cm" svg:x="12.56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0.126cm" svg:height="0.508cm" svg:x="12.79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8" draw:layer="layout" svg:x1="12.865cm" svg:y1="2.955cm" svg:x2="14.135cm" svg:y2="2.955cm">
          <text:p/>
        </draw:line>
        <draw:line draw:style-name="gr54" draw:text-style-name="P8" draw:layer="layout" svg:x1="14.135cm" svg:y1="6.461cm" svg:x2="14.135cm" svg:y2="2.955cm">
          <text:p/>
        </draw:line>
        <draw:line draw:style-name="gr54" draw:text-style-name="P8" draw:layer="layout" svg:x1="14.106cm" svg:y1="6.461cm" svg:x2="11.693cm" svg:y2="6.461cm">
          <text:p/>
        </draw:line>
        <draw:line draw:style-name="gr54" draw:text-style-name="P8" draw:layer="layout" svg:x1="11.669cm" svg:y1="8.696cm" svg:x2="11.685cm" svg:y2="6.461cm">
          <text:p/>
        </draw:line>
        <draw:line draw:style-name="gr55" draw:text-style-name="P8" draw:layer="layout" svg:x1="14.008cm" svg:y1="8.713cm" svg:x2="11.672cm" svg:y2="8.713cm">
          <text:p/>
        </draw:line>
        <draw:g>
          <draw:custom-shape draw:style-name="gr50" draw:text-style-name="P2" draw:layer="layout" svg:width="1.219cm" svg:height="0.915cm" svg:x="12.161cm" svg:y="8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8" draw:layer="layout" svg:x1="12.288cm" svg:y1="8.842cm" svg:x2="12.44cm" svg:y2="8.842cm">
            <text:p/>
          </draw:line>
          <draw:line draw:style-name="gr51" draw:text-style-name="P8" draw:layer="layout" svg:x1="12.44cm" svg:y1="8.334cm" svg:x2="12.44cm" svg:y2="8.842cm">
            <text:p/>
          </draw:line>
          <draw:line draw:style-name="gr51" draw:text-style-name="P8" draw:layer="layout" svg:x1="12.44cm" svg:y1="8.334cm" svg:x2="12.592cm" svg:y2="8.334cm">
            <text:p/>
          </draw:line>
          <draw:line draw:style-name="gr51" draw:text-style-name="P8" draw:layer="layout" svg:x1="12.592cm" svg:y1="8.334cm" svg:x2="12.592cm" svg:y2="8.842cm">
            <text:p/>
          </draw:line>
          <draw:line draw:style-name="gr51" draw:text-style-name="P8" draw:layer="layout" svg:x1="12.592cm" svg:y1="8.842cm" svg:x2="13.177cm" svg:y2="8.842cm">
            <text:p/>
          </draw:line>
        </draw:g>
        <draw:line draw:style-name="gr29" draw:text-style-name="P8" draw:layer="layout" svg:x1="10.983cm" svg:y1="3.667cm" svg:x2="10.246cm" svg:y2="3.667cm">
          <text:p/>
        </draw:line>
        <draw:frame draw:style-name="gr30" draw:text-style-name="P6" draw:layer="layout" svg:width="3.76cm" svg:height="1.673cm" svg:x="15.579cm" svg:y="1.639cm">
          <draw:text-box>
            <text:p>Photo- Interrupter</text:p>
          </draw:text-box>
        </draw:frame>
        <draw:line draw:style-name="gr29" draw:text-style-name="P8" draw:layer="layout" svg:x1="15.655cm" svg:y1="2.169cm" svg:x2="12.861cm" svg:y2="2.779cm">
          <text:p/>
        </draw:line>
        <draw:custom-shape draw:style-name="gr56" draw:text-style-name="P13" draw:layer="layout" svg:width="9.042cm" svg:height="1.067cm" svg:x="4.962cm" svg:y="10.513cm">
          <text:p text:style-name="P1"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 </text:span><text:span text:style-name="T1">(</text:span><text:span text:style-name="T1">I</text:span><text:span text:style-name="T1">s</text:span><text:span text:style-name="T1">o</text:span><text:span text:style-name="T1">l</text:span><text:span text:style-name="T1">a</text:span><text:span text:style-name="T1">t</text:span><text:span text:style-name="T1">e</text:span><text:span text:style-name="T1">d</text:span><text:span text:style-name="T1">)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2" draw:layer="layout" svg:width="2.489cm" svg:height="0.433cm" svg:x="2.219cm" svg:y="10.99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2.311cm" svg:height="1.474cm" svg:x="2.295cm" svg:y="9.2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661cm" svg:height="0.229cm" svg:x="3.133cm" svg:y="10.76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158cm" svg:height="1.321cm" svg:x="2.372cm" svg:y="9.3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2.489cm" svg:height="2.032cm" svg:x="1.94cm" svg:y="4.519cm">
          <text:p text:style-name="P1">LabJack</text:p>
          <text:p text:style-name="P1">T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13" draw:layer="layout" svg:width="2.591cm" svg:height="1.067cm" draw:transform="rotate (1.5707963267949) translate (2.905cm 9.223cm)">
          <text:p text:style-name="P1"><text:span text:style-name="T1">Ethernet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2" draw:layer="layout" svg:width="0.972cm" svg:height="0.645cm" svg:x="7.68cm" svg:y="1.623cm">
          <draw:text-box>
            <text:p><text:span text:style-name="T3">O2</text:span></text:p>
          </draw:text-box>
        </draw:frame>
        <draw:frame draw:style-name="gr41" draw:text-style-name="P12" draw:layer="layout" svg:width="1.205cm" svg:height="0.645cm" svg:x="7.68cm" svg:y="2.385cm">
          <draw:text-box>
            <text:p><text:span text:style-name="T3">CH4</text:span></text:p>
          </draw:text-box>
        </draw:frame>
        <draw:line draw:style-name="gr42" draw:text-style-name="P8" draw:layer="layout" svg:x1="3.794cm" svg:y1="4.519cm" svg:x2="3.819cm" svg:y2="2.766cm">
          <text:p/>
        </draw:line>
        <draw:line draw:style-name="gr42" draw:text-style-name="P8" draw:layer="layout" svg:x1="2.778cm" svg:y1="4.519cm" svg:x2="2.803cm" svg:y2="2.766cm">
          <text:p/>
        </draw:line>
        <draw:line draw:style-name="gr38" draw:text-style-name="P8" draw:layer="layout" svg:x1="1.349cm" svg:y1="2.447cm" svg:x2="10.036cm" svg:y2="2.447cm">
          <text:p/>
        </draw:line>
        <draw:line draw:style-name="gr38" draw:text-style-name="P8" draw:layer="layout" svg:x1="1.349cm" svg:y1="2.117cm" svg:x2="10.036cm" svg:y2="2.117cm">
          <text:p/>
        </draw:line>
        <draw:custom-shape draw:style-name="gr39" draw:text-style-name="P2" draw:layer="layout" svg:width="2.082cm" svg:height="1.016cm" svg:x="2.194cm" svg:y="1.75cm">
          <text:p text:style-name="P1">TMFM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63" draw:text-style-name="P14" draw:layer="layout" svg:width="9.652cm" svg:height="9.652cm" svg:x="5.06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4" draw:layer="layout" svg:width="10.7cm" svg:height="5.08cm" svg:x="8.6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524cm" svg:height="1.52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8" draw:layer="layout" svg:x1="13.573cm" svg:y1="9.255cm" svg:x2="13.065cm" svg:y2="8.747cm">
          <text:p/>
        </draw:line>
        <draw:line draw:style-name="gr29" draw:text-style-name="P8" draw:layer="layout" svg:x1="13.7cm" svg:y1="9.128cm" svg:x2="13.573cm" svg:y2="9.001cm">
          <text:p/>
        </draw:line>
        <draw:line draw:style-name="gr29" draw:text-style-name="P8" draw:layer="layout" svg:x1="13.827cm" svg:y1="9.001cm" svg:x2="13.7cm" svg:y2="8.874cm">
          <text:p/>
        </draw:line>
        <draw:line draw:style-name="gr29" draw:text-style-name="P8" draw:layer="layout" svg:x1="13.954cm" svg:y1="8.874cm" svg:x2="13.827cm" svg:y2="8.747cm">
          <text:p/>
        </draw:line>
        <draw:line draw:style-name="gr29" draw:text-style-name="P8" draw:layer="layout" svg:x1="13.446cm" svg:y1="9.382cm" svg:x2="13.319cm" svg:y2="9.255cm">
          <text:p/>
        </draw:line>
        <draw:line draw:style-name="gr29" draw:text-style-name="P8" draw:layer="layout" svg:x1="13.319cm" svg:y1="9.509cm" svg:x2="13.192cm" svg:y2="9.382cm">
          <text:p/>
        </draw:line>
        <draw:line draw:style-name="gr66" draw:text-style-name="P8" draw:layer="layout" svg:x1="1.254cm" svg:y1="6.08cm" svg:x2="19.32cm" svg:y2="6.08cm">
          <text:p/>
        </draw:line>
        <draw:measure draw:style-name="gr67" draw:text-style-name="P1" draw:layer="measurelines" svg:x1="9.89cm" svg:y1="6.08cm" svg:x2="13.954cm" svg:y2="8.62cm">
          <text:p text:style-name="P1">4in</text:p>
        </draw:measure>
        <draw:measure draw:style-name="gr68" draw:text-style-name="P1" draw:layer="measurelines" svg:x1="14.081cm" svg:y1="8.62cm" svg:x2="14.081cm" svg:y2="6.08cm">
          <text:p text:style-name="P1"><text:measure text:kind="gap"/><text:measure text:kind="value">1</text:measure>.5in</text:p>
        </draw:measure>
        <draw:g>
          <draw:custom-shape draw:style-name="gr69" draw:text-style-name="P8" draw:layer="layout" svg:width="0.508cm" svg:height="0.508cm" svg:x="13.7cm" svg:y="8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8" draw:layer="layout" svg:x1="13.954cm" svg:y1="8.493cm" svg:x2="13.954cm" svg:y2="8.239cm">
            <text:p/>
          </draw:line>
          <draw:line draw:style-name="gr70" draw:text-style-name="P8" draw:layer="layout" svg:x1="14.081cm" svg:y1="8.62cm" svg:x2="14.335cm" svg:y2="8.62cm">
            <text:p/>
          </draw:line>
          <draw:line draw:style-name="gr70" draw:text-style-name="P8" draw:layer="layout" svg:x1="13.954cm" svg:y1="9.001cm" svg:x2="13.954cm" svg:y2="8.747cm">
            <text:p/>
          </draw:line>
          <draw:line draw:style-name="gr70" draw:text-style-name="P8" draw:layer="layout" svg:x1="13.827cm" svg:y1="8.62cm" svg:x2="13.573cm" svg:y2="8.62cm">
            <text:p/>
          </draw:line>
        </draw:g>
        <draw:frame draw:style-name="gr71" draw:text-style-name="P6" draw:layer="layout" svg:width="3.106cm" svg:height="0.962cm" svg:x="14.277cm" svg:y="8.674cm">
          <draw:text-box>
            <text:p>Sight line</text:p>
          </draw:text-box>
        </draw:frame>
        <draw:line draw:style-name="gr29" draw:text-style-name="P8" draw:layer="layout" svg:x1="9.89cm" svg:y1="6.08cm" svg:x2="13.954cm" svg:y2="8.62cm">
          <text:p/>
        </draw:line>
        <draw:line draw:style-name="gr29" draw:text-style-name="P8" draw:layer="layout" svg:x1="7.731cm" svg:y1="10.398cm" svg:x2="6.969cm" svg:y2="11.7cm">
          <text:p/>
        </draw:line>
        <draw:frame draw:style-name="gr71" draw:text-style-name="P6" draw:layer="layout" svg:width="1.806cm" svg:height="0.962cm" svg:x="5.163cm" svg:y="10.652cm">
          <draw:text-box>
            <text:p>Wire</text:p>
          </draw:text-box>
        </draw:frame>
        <draw:frame draw:style-name="gr71" draw:text-style-name="P6" draw:layer="layout" svg:width="2.263cm" svg:height="0.962cm" svg:x="2.397cm" svg:y="5.191cm">
          <draw:text-box>
            <text:p>0 deg.</text:p>
          </draw:text-box>
        </draw:frame>
        <draw:frame draw:style-name="gr71" draw:text-style-name="P15" draw:layer="layout" svg:width="5.832cm" svg:height="0.725cm" svg:x="9.011cm" svg:y="4.466cm">
          <draw:text-box>
            <text:p><text:span text:style-name="T4">Offset = 180</text:span><text:span text:style-name="T5">°</text:span><text:span text:style-name="T6"> +</text:span><text:span text:style-name="T4"> arcsin(1.5/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09:21:07.459945582</meta:creation-date>
    <dc:date>2020-10-04T20:12:44.823531068</dc:date>
    <meta:editing-duration>PT36M48S</meta:editing-duration>
    <meta:editing-cycles>9</meta:editing-cycles>
    <meta:generator>LibreOffice/6.0.7.3$Linux_X86_64 LibreOffice_project/00m0$Build-3</meta:generator>
    <meta:document-statistic meta:object-count="166"/>
  </office:meta>
</office:document-meta>
</file>